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SVGHandler.supportsRenderer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SVGHandle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SVGHandler.handleXML( RendererContext context , org . w3c . dom . Document doc , String 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